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estID</text:p>
          </table:table-cell>
          <table:table-cell table:style-name="ce1" office:value-type="string">
            <text:p>TestOK</text:p>
          </table:table-cell>
        </table:table-row>
        <table:table-row table:style-name="ro1">
          <table:table-cell office:value-type="string">
            <text:p>Test Line as a variable</text:p>
          </table:table-cell>
          <table:table-cell table:formula="of:=TSTLINEVAR() = 1" office:value-type="boolean" office:boolean-value="true">
            <text:p>TRUE</text:p>
          </table:table-cell>
        </table:table-row>
        <table:table-row table:style-name="ro1">
          <table:table-cell office:value-type="string">
            <text:p>Test Line Input</text:p>
          </table:table-cell>
          <table:table-cell table:formula="of:=TSTLINEINPUT() = 1" office:value-type="boolean" office:boolean-value="true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/>
      </style:header-style>
      <style:footer-style>
        <style:header-footer-properties fo:min-height="0.2957in" fo:margin-left="0in" fo:margin-right="0in" fo:margin-top="0.0984in" fo:border="0.0346in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20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0:43:43</meta:creation-date>
    <meta:editing-duration>P0D</meta:editing-duration>
    <meta:editing-cycles>1</meta:editing-cycles>
    <meta:generator>OpenOffice/4.2.0$FreeBSD/amd64 OpenOffice.org_project/420m1$Build-9800</meta:generator>
    <meta:document-statistic meta:table-count="1" meta:cell-count="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tstLineVar
	Line = 123
	Line = Line + 1
	If Line = 124 Then Line = 125
	If Line = 124 Then Line = Line Else Line = 126
	tstLineVar = 1
End Function

Function tstLineInput
	TempDir = Environ("TEMP")
	If Len(TempDir) = 0 Then TempDir = Environ("TMPDIR")
	If Len(TempDir) = 0 Then TempDir = "/tmp"
	TempFile = "testAOOBasicLineInput.txt"
	If GetGUIType() = 1 Then
		TempFile = TempDir &amp; "\" &amp; TempFile
	Else
		TempFile = TempDir &amp; "/" &amp; TempFile
	End If
	
	file = FreeFile()
	Open TempFile For Output As #file
	Print #file, "a"
	Print #file, "b"
	Print #file, "c"
	Print #file, "d"
	Close #file
	
 	file = FreeFile()	
	Open TempFile For Input As #file
	If Not(EoF(file)) Then Line Input #file, Line
	If Eof(file) Then MsgBox("EOF") Else Line Input #file, Line
	If Not(Eof(file)) Then
		Line Input #file, Line
	End If
	If Eof(file) Then
		MsgBox("EOF")
	Else
		Line Input #file, Line
	End If
	Close #file
	
	Kill(TempFile)
	
	tstLineInput = 1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